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  <style:paragraph-properties fo:margin-left="0cm" style:writing-mode="lr"/>
    </style:style>
    <style:style style:name="ce3" style:family="table-cell" style:parent-style-name="Default" style:data-style-name="N0">
      <style:table-cell-properties fo:border="thin solid #000000" style:vertical-align="top" fo:background-color="#FFFFFF"/>
      <style:paragraph-properties fo:margin-left="0cm" style:writing-mode="lr"/>
    </style:style>
    <style:style style:name="ce4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00FF00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C9DAF8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00FFFF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1C232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D9EAD3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6B8AF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EA9999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E599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4CCCC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FE2F3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FF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/>
      <style:paragraph-properties fo:margin-left="0cm" style:writing-mode="l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paragraph-properties fo:margin-left="0cm" style:writing-mode="lr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FFFF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/>
    </style:style>
    <style:style style:name="T1" style:family="text" style:parent-style-name="Default">
      <style:text-properties fo:color="#666666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666666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76791666666667cm"/>
    </style:style>
    <style:style style:name="co5" style:family="table-column">
      <style:table-column-properties fo:break-before="auto" style:column-width="0.079375cm"/>
    </style:style>
    <style:style style:name="co6" style:family="table-column">
      <style:table-column-properties fo:break-before="auto" style:column-width="5.13291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82.5pt" style:use-optimal-row-height="true" fo:break-before="auto"/>
    </style:style>
    <style:style style:name="ro7" style:family="table-row">
      <style:table-row-properties style:row-height="66pt" style:use-optimal-row-height="true" fo:break-before="auto"/>
    </style:style>
    <style:style style:name="ro8" style:family="table-row">
      <style:table-row-properties style:row-height="181.5pt" style:use-optimal-row-height="true" fo:break-before="auto"/>
    </style:style>
    <style:style style:name="ro9" style:family="table-row">
      <style:table-row-properties style:row-height="49.5pt" style:use-optimal-row-height="true" fo:break-before="auto"/>
    </style:style>
    <style:style style:name="ro10" style:family="table-row">
      <style:table-row-properties style:row-height="9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9" table:default-cell-style-name="ce1"/>
        <table:table-column table:style-name="co9" table:number-columns-repeated="15360" table:default-cell-style-name="ce1"/>
        <table:table-row table:style-name="ro1">
          <table:table-cell table:number-columns-repeated="3" table:style-name="ce2"/>
          <table:table-cell table:number-columns-repeated="10" table:style-name="ce3"/>
          <table:table-cell table:number-columns-repeated="16371" table:style-name="ce1"/>
        </table:table-row>
        <table:table-row table:style-name="ro2">
          <table:table-cell table:style-name="ce4"/>
          <table:table-cell office:value-type="string" table:number-columns-spanned="3" table:number-rows-spanned="1" table:style-name="ce26">
            <text:p>Rubrica general (Pasos reto)</text:p>
          </table:table-cell>
          <table:covered-table-cell table:number-columns-repeated="2"/>
          <table:table-cell office:value-type="string" table:number-columns-spanned="9" table:number-rows-spanned="1" table:style-name="ce27">
            <text:p><text:span text:style-name="T2">IMPORTANTE</text:span>: la puntuación obtenida en esta rubrica aplica a nivel de equipo.</text:p>
          </table:table-cell>
          <table:covered-table-cell table:number-columns-repeated="8"/>
          <table:table-cell table:number-columns-repeated="16371" table:style-name="ce1"/>
        </table:table-row>
        <table:table-row table:style-name="ro3">
          <table:table-cell table:style-name="ce6"/>
          <table:table-cell office:value-type="string" table:style-name="ce7">
            <text:p>Contrato equipo (5%)</text:p>
          </table:table-cell>
          <table:table-cell office:value-type="string" table:style-name="ce8">
            <text:p>De problema a reto (5%)</text:p>
          </table:table-cell>
          <table:table-cell office:value-type="string" table:style-name="ce9">
            <text:p>Parámetros (5%)</text:p>
          </table:table-cell>
          <table:table-cell office:value-type="string" table:style-name="ce10">
            <text:p>Propuesta (15%)</text:p>
          </table:table-cell>
          <table:table-cell office:value-type="string" table:style-name="ce11">
            <text:p>Planificación (15%)</text:p>
          </table:table-cell>
          <table:table-cell office:value-type="string" table:style-name="ce12">
            <text:p>Documentación Aspecto (10%)</text:p>
          </table:table-cell>
          <table:table-cell office:value-type="string" table:style-name="ce13">
            <text:p>Documentación Lenguaje (15%)</text:p>
          </table:table-cell>
          <table:table-cell office:value-type="string" table:style-name="ce11">
            <text:p>Exposición Nota 1 (5%)</text:p>
          </table:table-cell>
          <table:table-cell office:value-type="string" table:style-name="ce14">
            <text:p>Exposición Nota 2 (10%)</text:p>
          </table:table-cell>
          <table:table-cell office:value-type="string" table:style-name="ce15">
            <text:p>Exposición Nota 3 (15%)</text:p>
          </table:table-cell>
          <table:table-cell office:value-type="string" table:style-name="ce16">
            <text:p>Nota general (100%)</text:p>
          </table:table-cell>
          <table:table-cell table:style-name="ce1"/>
          <table:table-cell table:number-columns-repeated="2" table:style-name="ce17"/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18">
            <text:p>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9">
            <text:p>Equipo "Los mejores"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.45" table:formula="of:=[.B6]*0.05+[.C6]*0.05+[.D6]*0.05+[.E6]*0.15+[.F6]*0.15+[.G6]*0.15+[.H6]*0.15+[.I6]*0.05+[.J6]*0.1+[.K6]*0.15" table:style-name="ce20">
            <text:p>5,4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9">
            <text:p>Equipo "Super cracks!"</text:p>
          </table:table-cell>
          <table:table-cell table:number-columns-repeated="10" table:style-name="ce19"/>
          <table:table-cell office:value-type="float" office:value="0" table:formula="of:=[.B7]*0.05+[.D7]*0.05+[.E7]*0.15+[.F7]*0.15+[.G7]*0.15+[.H7]*0.15+[.I7]*0.05+[.J7]*0.1+[.K7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8]*0.05+[.D8]*0.05+[.E8]*0.15+[.F8]*0.15+[.G8]*0.15+[.H8]*0.15+[.I8]*0.05+[.J8]*0.1+[.K8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9]*0.05+[.D9]*0.05+[.E9]*0.15+[.F9]*0.15+[.G9]*0.15+[.H9]*0.15+[.I9]*0.05+[.J9]*0.1+[.K9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0]*0.05+[.D10]*0.05+[.E10]*0.15+[.F10]*0.15+[.G10]*0.15+[.H10]*0.15+[.I10]*0.05+[.J10]*0.1+[.K10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1]*0.05+[.D11]*0.05+[.E11]*0.15+[.F11]*0.15+[.G11]*0.15+[.H11]*0.15+[.I11]*0.05+[.J11]*0.1+[.K11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2]*0.05+[.D12]*0.05+[.E12]*0.15+[.F12]*0.15+[.G12]*0.15+[.H12]*0.15+[.I12]*0.05+[.J12]*0.1+[.K12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3]*0.05+[.D13]*0.05+[.E13]*0.15+[.F13]*0.15+[.G13]*0.15+[.H13]*0.15+[.I13]*0.05+[.J13]*0.1+[.K13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4]*0.05+[.D14]*0.05+[.E14]*0.15+[.F14]*0.15+[.G14]*0.15+[.H14]*0.15+[.I14]*0.05+[.J14]*0.1+[.K14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5]*0.05+[.D15]*0.05+[.E15]*0.15+[.F15]*0.15+[.G15]*0.15+[.H15]*0.15+[.I15]*0.05+[.J15]*0.1+[.K15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6]*0.05+[.D16]*0.05+[.E16]*0.15+[.F16]*0.15+[.G16]*0.15+[.H16]*0.15+[.I16]*0.05+[.J16]*0.1+[.K16]*0.15" table:style-name="ce20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1" table:style-name="ce19"/>
          <table:table-cell office:value-type="float" office:value="0" table:formula="of:=[.B17]*0.05+[.D17]*0.05+[.E17]*0.15+[.F17]*0.15+[.G17]*0.15+[.H17]*0.15+[.I17]*0.05+[.J17]*0.1+[.K17]*0.15" table:style-name="ce20">
            <text:p>0</text:p>
          </table:table-cell>
          <table:table-cell table:number-columns-repeated="16372" table:style-name="ce1"/>
        </table:table-row>
        <table:table-row table:style-name="ro4">
          <table:table-cell table:number-columns-repeated="16384"/>
        </table:table-row>
        <table:table-row table:style-name="ro5">
          <table:table-cell table:style-name="ce1"/>
          <table:table-cell table:number-columns-repeated="13" table:style-name="ce21"/>
          <table:table-cell table:number-columns-repeated="16370"/>
        </table:table-row>
        <table:table-row table:style-name="ro5">
          <table:table-cell table:style-name="ce1"/>
          <table:table-cell office:value-type="float" office:value="10" table:style-name="ce22">
            <text:p>10</text:p>
          </table:table-cell>
          <table:table-cell office:value-type="string" table:style-name="ce22">
            <text:p>7,5</text:p>
          </table:table-cell>
          <table:table-cell office:value-type="float" office:value="5" table:style-name="ce22">
            <text:p>5</text:p>
          </table:table-cell>
          <table:table-cell office:value-type="string" table:style-name="ce23">
            <text:p>2,5</text:p>
          </table:table-cell>
          <table:table-cell office:value-type="float" office:value="0" table:style-name="ce22">
            <text:p>0</text:p>
          </table:table-cell>
          <table:table-cell table:style-name="ce1"/>
          <table:table-cell table:number-columns-repeated="7" table:style-name="ce21"/>
          <table:table-cell table:number-columns-repeated="16370"/>
        </table:table-row>
        <table:table-row table:style-name="ro6">
          <table:table-cell office:value-type="string" table:style-name="ce7">
            <text:p>Contrato equipo (5%)</text:p>
          </table:table-cell>
          <table:table-cell office:value-type="string" table:style-name="ce5">
            <text:p>Explica claramente a qué se comprometen todos los miembros del equipo.</text:p>
          </table:table-cell>
          <table:table-cell office:value-type="string" table:style-name="ce5">
            <text:p>Las tareas a realizar por uno de los miembros no están bien explicadas.</text:p>
          </table:table-cell>
          <table:table-cell office:value-type="string" table:style-name="ce5">
            <text:p>Las tareas a realizar por dos (o más) miembros del grupo están bien repartidas pero no están bien explicadas.</text:p>
          </table:table-cell>
          <table:table-cell office:value-type="string" table:style-name="ce5">
            <text:p>Las tareas a realizar por dos (o más) miembros del grupo no están bien repartidas y, además, no están bien explicadas.</text:p>
          </table:table-cell>
          <table:table-cell office:value-type="string" table:style-name="ce5">
            <text:p>Contrato no realizado.</text:p>
          </table:table-cell>
          <table:table-cell table:style-name="ce1"/>
          <table:table-cell table:number-columns-repeated="5" table:style-name="ce24"/>
          <table:table-cell table:style-name="ce1"/>
          <table:table-cell table:style-name="ce24"/>
          <table:table-cell table:number-columns-repeated="16370"/>
        </table:table-row>
        <table:table-row table:style-name="ro6">
          <table:table-cell office:value-type="string" table:style-name="ce8">
            <text:p>De problema a reto (5%)</text:p>
          </table:table-cell>
          <table:table-cell office:value-type="string" table:style-name="ce5">
            <text:p>Se ha contestado de forma clara, completa, realista y analítica a todas las preguntas indicadas en este punto.</text:p>
          </table:table-cell>
          <table:table-cell office:value-type="string" table:style-name="ce5">
            <text:p>Se han contestado de forma clara, realista y analítica a todas ellas salvo una de las preguntas indicadas en este punto.</text:p>
          </table:table-cell>
          <table:table-cell office:value-type="string" table:style-name="ce5">
            <text:p>Se han contestado de forma clara, realista y analítica a todas ellas salvo dos de las preguntas indicadas en este punto.</text:p>
          </table:table-cell>
          <table:table-cell office:value-type="string" table:style-name="ce5">
            <text:p>Se han contestado de forma clara, realista y analítica a todas excepto tres de las preguntas indicadas en este punto.</text:p>
          </table:table-cell>
          <table:table-cell office:value-type="string" table:style-name="ce5">
            <text:p>No se ha contestado o las respuestas son muy pobres.</text:p>
          </table:table-cell>
          <table:table-cell table:style-name="ce1"/>
          <table:table-cell table:number-columns-repeated="7" table:style-name="ce24"/>
          <table:table-cell table:number-columns-repeated="16370"/>
        </table:table-row>
        <table:table-row table:style-name="ro7">
          <table:table-cell office:value-type="string" table:style-name="ce25">
            <text:p>Parámetros (5%)</text:p>
          </table:table-cell>
          <table:table-cell office:value-type="string" table:style-name="ce5">
            <text:p>Han definido de forma muy completa los parámetros (según lo previsto por el profesorado).</text:p>
          </table:table-cell>
          <table:table-cell office:value-type="string" table:style-name="ce5">
            <text:p>Han definido de forma completa, con ligeros errores, los parámetros (según lo previsto por el profesorado).</text:p>
          </table:table-cell>
          <table:table-cell office:value-type="string" table:style-name="ce5">
            <text:p>Han definido de forma aceptable de los parámetros (según lo previsto por el profesorado).</text:p>
          </table:table-cell>
          <table:table-cell office:value-type="string" table:style-name="ce5">
            <text:p>Han definido con errores importantes los parámetros (según lo previsto por el profesorado).</text:p>
          </table:table-cell>
          <table:table-cell office:value-type="string" table:style-name="ce5">
            <text:p>Han definido con errores graves los parámetros (según lo previsto por el profesorado).</text:p>
          </table:table-cell>
          <table:table-cell table:style-name="ce1"/>
          <table:table-cell table:number-columns-repeated="7" table:style-name="ce24"/>
          <table:table-cell table:number-columns-repeated="16370"/>
        </table:table-row>
        <table:table-row table:style-name="ro7">
          <table:table-cell office:value-type="string" table:style-name="ce10">
            <text:p>Propuesta (10%)</text:p>
          </table:table-cell>
          <table:table-cell office:value-type="string" table:style-name="ce5">
            <text:p>Se ha definido correctamente una propuesta que explica bien:</text:p>
            <text:p>qué se va a hacer, cómo se va a hacer y qué van a necesitar.</text:p>
          </table:table-cell>
          <table:table-cell office:value-type="string" table:style-name="ce5">
            <text:p>Se ha definido correctamente la propuesta, pero sólo explica bien dos de los aspectos indicados anteriormente.</text:p>
          </table:table-cell>
          <table:table-cell office:value-type="string" table:style-name="ce5">
            <text:p>Se ha definido correctamente la propuesta, pero sólo explica bien uno de los aspectos indicados anteriormente.</text:p>
          </table:table-cell>
          <table:table-cell office:value-type="string" table:style-name="ce5">
            <text:p>La propuesta recoge todos los aspectos indicados, pero ninguno está bien explicado.</text:p>
          </table:table-cell>
          <table:table-cell office:value-type="string" table:style-name="ce5">
            <text:p>La propuesta no recoge todos los aspectos indicados.</text:p>
          </table:table-cell>
          <table:table-cell table:style-name="ce1"/>
          <table:table-cell table:number-columns-repeated="7" table:style-name="ce24"/>
          <table:table-cell table:number-columns-repeated="16370"/>
        </table:table-row>
        <table:table-row table:style-name="ro8">
          <table:table-cell office:value-type="string" table:style-name="ce11">
            <text:p>Planificación (10%)</text:p>
          </table:table-cell>
          <table:table-cell office:value-type="string" table:style-name="ce5">
            <text:p>Han hecho una buena planificación, indicando claramente lo que van a hacer en cada día de la semana, durante la duración del reto. Además, finalizada la semana se ha indicado quién ha hecho cada cosa y se ha explicado porqué no se ha llegado al objetivo.</text:p>
          </table:table-cell>
          <table:table-cell office:value-type="string" table:style-name="ce5">
            <text:p>Han hecho una buena planificación, indicando claramente lo que van a hacer en cada día de la semana, durante la duración del reto. Además, finalizada la semana se ha indicado quién ha hecho cada cosa y se ha explicado porqué no se ha llegado al objetivo, pero una semana ha sido incompleta.</text:p>
          </table:table-cell>
          <table:table-cell office:value-type="string" table:style-name="ce5">
            <text:p>Han hecho una buena planificación, indicando claramente lo que van a hacer en cada día de la semana, durante la duración del reto. Además, finalizada la semana se ha indicado quién ha hecho cada cosa y se ha explicado porqué no se ha llegado al objetivo, pero más de una semana ha sido incompleta.</text:p>
          </table:table-cell>
          <table:table-cell office:value-type="string" table:style-name="ce5">
            <text:p>La planificación es muy simple, poco detallada. Se ha realizado la reflexión al final de la semana.</text:p>
          </table:table-cell>
          <table:table-cell office:value-type="string" table:style-name="ce5">
            <text:p>La planificación es muy simple, poco detallada. No se realiza la reflexión al final de la semana.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12">
            <text:p>Documentación Aspecto (10%)</text:p>
          </table:table-cell>
          <table:table-cell office:value-type="string" table:style-name="ce5">
            <text:p>Cuida bien estos tres aspectos: es formal, corporativa y bien ordenada.</text:p>
          </table:table-cell>
          <table:table-cell office:value-type="string" table:style-name="ce5">
            <text:p>NO APLICABLE.</text:p>
          </table:table-cell>
          <table:table-cell office:value-type="string" table:style-name="ce5">
            <text:p>No cuida bien uno de los tres aspectos anteriores.</text:p>
            <text:p/>
          </table:table-cell>
          <table:table-cell office:value-type="string" table:style-name="ce5">
            <text:p>No cuida bien dos de los tres aspectos anteriores.</text:p>
            <text:p/>
          </table:table-cell>
          <table:table-cell office:value-type="string" table:style-name="ce5">
            <text:p>No cuida ninguno de los tres aspectos anteriores.</text:p>
          </table:table-cell>
          <table:table-cell table:number-columns-repeated="16378" table:style-name="ce1"/>
        </table:table-row>
        <table:table-row table:style-name="ro10">
          <table:table-cell office:value-type="string" table:style-name="ce13">
            <text:p>Documentación Lenguaje (15%)</text:p>
          </table:table-cell>
          <table:table-cell office:value-type="string" table:style-name="ce5">
            <text:p>Carece de errores ortográficos o gramaticales. Las frases son fáciles de entender. Tomado en su conjunto, la redacción del documento es coherente.</text:p>
          </table:table-cell>
          <table:table-cell office:value-type="string" table:style-name="ce5">
            <text:p>Las frases son fáciles de entender. Tomada en su conjunto, la redacción del documento es coherente. Tiene pocos errores ortográficos o gramaticales.</text:p>
          </table:table-cell>
          <table:table-cell office:value-type="string" table:style-name="ce5">
            <text:p>Las frases son fáciles de entender. Tomada en su conjunto, la redacción del documento es coherente. Tiene bastantes errores ortográficos o gramaticales.</text:p>
          </table:table-cell>
          <table:table-cell office:value-type="string" table:style-name="ce5">
            <text:p>Las frases no son fáciles de entender. Tomada en su conjunto, la redacción del documento es coherente.</text:p>
            <text:p/>
          </table:table-cell>
          <table:table-cell office:value-type="string" table:style-name="ce5">
            <text:p>Tomada en su conjunto, la redacción del documento no es coherente.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11">
            <text:p>Exposición Nota 1 (5%)</text:p>
          </table:table-cell>
          <table:table-cell office:value-type="string" table:style-name="ce5">
            <text:p>Incluye referencias profundas al trabajo en equipo y al aprendizaje. Han dado una opinión rica sobre la dinámica.</text:p>
          </table:table-cell>
          <table:table-cell office:value-type="string" table:style-name="ce5">
            <text:p>No han contado bien uno de los tres aspectos anteriores.</text:p>
          </table:table-cell>
          <table:table-cell office:value-type="string" table:style-name="ce5">
            <text:p>NO APLICABLE</text:p>
          </table:table-cell>
          <table:table-cell office:value-type="string" table:style-name="ce5">
            <text:p>No explicaron bien dos de los tres aspectos anteriores.</text:p>
          </table:table-cell>
          <table:table-cell office:value-type="string" table:style-name="ce5">
            <text:p>No han explicado bien ninguno de los tres aspectos anteriores.</text:p>
          </table:table-cell>
          <table:table-cell table:number-columns-repeated="16378" table:style-name="ce1"/>
        </table:table-row>
        <table:table-row table:style-name="ro9">
          <table:table-cell office:value-type="string" table:style-name="ce14">
            <text:p>Exposición Nota 2 (10%)</text:p>
          </table:table-cell>
          <table:table-cell office:value-type="string" table:style-name="ce5">
            <text:p>El orden ha sido correcto y todos los componentes del grupo han tomado parte.</text:p>
          </table:table-cell>
          <table:table-cell office:value-type="string" table:style-name="ce5">
            <text:p>El orden ha sido correcto pero un componente ha hablado muy poco.</text:p>
          </table:table-cell>
          <table:table-cell office:value-type="string" table:style-name="ce5">
            <text:p>El orden ha sido correcto, pero más de un componente ha hablado poco.</text:p>
          </table:table-cell>
          <table:table-cell office:value-type="string" table:style-name="ce5">
            <text:p>Un apartado de la presentación no ha estado bien ordenado.</text:p>
          </table:table-cell>
          <table:table-cell office:value-type="string" table:style-name="ce5">
            <text:p>No ha habido orden en varios apartados de su presentación.</text:p>
          </table:table-cell>
          <table:table-cell table:number-columns-repeated="16378" table:style-name="ce1"/>
        </table:table-row>
        <table:table-row table:style-name="ro7">
          <table:table-cell office:value-type="string" table:style-name="ce15">
            <text:p>Exposición Nota 3 (10%)</text:p>
          </table:table-cell>
          <table:table-cell office:value-type="string" table:style-name="ce5">
            <text:p>Ha sido muy interesante, y le han presentado con seriedad.</text:p>
          </table:table-cell>
          <table:table-cell office:value-type="string" table:style-name="ce5">
            <text:p>Ha ido interesante, y le han presentado con seriedad.</text:p>
          </table:table-cell>
          <table:table-cell office:value-type="string" table:style-name="ce5">
            <text:p>Buena parte de la presentación no fue interesante. Lo han hecho con seriedad.</text:p>
            <text:p/>
          </table:table-cell>
          <table:table-cell office:value-type="string" table:style-name="ce5">
            <text:p>La presentación fue poco interesante. Lo han hecho con seriedad.</text:p>
            <text:p/>
          </table:table-cell>
          <table:table-cell office:value-type="string" table:style-name="ce5">
            <text:p>La presentación no ha sido realizada con seriedad.</text:p>
          </table:table-cell>
          <table:table-cell table:number-columns-repeated="16378" table:style-name="ce1"/>
        </table:table-row>
        <table:table-row table:number-rows-repeated="104854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TARREGA ANDREU, FRANCISCO JAVIER</dc:creator>
    <dc:date>2024-02-06T12:20:24Z</dc:date>
  </office:meta>
</office:document-meta>
</file>